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6pt" fo:font-style="normal" officeooo:rsid="0007551f" officeooo:paragraph-rsid="0007551f" style:font-size-asian="14pt" style:font-style-asian="normal" style:font-size-complex="16pt" style:font-style-complex="normal"/>
    </style:style>
    <style:style style:name="P3" style:family="paragraph" style:parent-style-name="Standard">
      <style:text-properties officeooo:paragraph-rsid="00099b05"/>
    </style:style>
    <style:style style:name="P4" style:family="paragraph" style:parent-style-name="Standard" style:list-style-name="L1">
      <style:text-properties officeooo:paragraph-rsid="00086e27"/>
    </style:style>
    <style:style style:name="P5" style:family="paragraph" style:parent-style-name="Standard" style:list-style-name="L2">
      <style:text-properties officeooo:paragraph-rsid="00086e27"/>
    </style:style>
    <style:style style:name="P6" style:family="paragraph" style:parent-style-name="Standard" style:list-style-name="L2">
      <style:text-properties officeooo:paragraph-rsid="00099b05"/>
    </style:style>
    <style:style style:name="P7" style:family="paragraph" style:parent-style-name="Standard">
      <style:paragraph-properties fo:text-align="center" style:justify-single-word="false"/>
      <style:text-properties fo:font-size="16pt" fo:font-style="normal" officeooo:rsid="0007551f" officeooo:paragraph-rsid="0007551f" style:font-size-asian="14pt" style:font-style-asian="normal" style:font-size-complex="16pt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style="normal" officeooo:rsid="0007551f" officeooo:paragraph-rsid="0007551f" style:font-size-asian="14pt" style:font-style-asian="normal" style:font-size-complex="16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4pt" officeooo:rsid="001a64d3" officeooo:paragraph-rsid="000f8e4a" style:font-size-asian="12.25pt" style:font-size-complex="14pt"/>
    </style:style>
    <style:style style:name="P10" style:family="paragraph" style:parent-style-name="Standard">
      <style:paragraph-properties fo:margin-left="0in" fo:margin-right="0in" fo:text-indent="0in" style:auto-text-indent="false"/>
      <style:text-properties officeooo:paragraph-rsid="000b561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561e" style:font-weight-asian="bold" style:font-weight-complex="bold"/>
    </style:style>
    <style:style style:name="T3" style:family="text">
      <style:text-properties officeooo:rsid="00099b05"/>
    </style:style>
    <style:style style:name="T4" style:family="text">
      <style:text-properties officeooo:rsid="000b561e"/>
    </style:style>
    <style:style style:name="T5" style:family="text">
      <style:text-properties officeooo:rsid="000f8e4a"/>
    </style:style>
    <style:style style:name="T6" style:family="text">
      <style:text-properties officeooo:rsid="00136557"/>
    </style:style>
    <style:style style:name="T7" style:family="text">
      <style:text-properties officeooo:rsid="00139228"/>
    </style:style>
    <style:style style:name="T8" style:family="text">
      <style:text-properties officeooo:rsid="0014e47e"/>
    </style:style>
    <style:style style:name="T9" style:family="text">
      <style:text-properties officeooo:rsid="0015aeba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T.P. Nº2<text:line-break/>Análisis del plan de estudios (Indice y perfil)</text:p>
      <text:p text:style-name="P8"/>
      <text:p text:style-name="P9">Alumno: Dal Degan Santiago</text:p>
      <text:p text:style-name="P9">D.N.I: 45.421.137<text:line-break/><text:span text:style-name="T5">Comision: 23</text:span></text:p>
      <text:p text:style-name="P2"/>
      <text:list text:style-name="L1">
        <text:list-item>
          <text:p text:style-name="P4"/>
        </text:list-item>
      </text:list>
      <text:list xml:id="list195377432" text:style-name="L2">
        <text:list-item>
          <text:p text:style-name="P5"><text:span text:style-name="T1">Primer año:</text:span> </text:p>
          <text:list>
            <text:list-item>
              <text:p text:style-name="P5">Programación de Computadoras (Anual) </text:p>
            </text:list-item>
            <text:list-item>
              <text:p text:style-name="P5">Organización de Computadoras </text:p>
            </text:list-item>
            <text:list-item>
              <text:p text:style-name="P5">Arquitectura de Computadoras </text:p>
            </text:list-item>
            <text:list-item>
              <text:p text:style-name="P5">Matemática 1 </text:p>
            </text:list-item>
            <text:list-item>
              <text:p text:style-name="P5">Matemática 2 </text:p>
            </text:list-item>
            <text:list-item>
              <text:p text:style-name="P5">Expresión de Problemas y Algoritmos </text:p>
            </text:list-item>
            <text:list-item>
              <text:p text:style-name="P5">Introducción a pensamientos científicos <text:line-break/></text:p>
            </text:list-item>
          </text:list>
        </text:list-item>
        <text:list-item>
          <text:p text:style-name="P5"><text:span text:style-name="T1">Segundo año:</text:span> </text:p>
          <text:list>
            <text:list-item>
              <text:p text:style-name="P5">Ingeniería de Software 1 </text:p>
            </text:list-item>
            <text:list-item>
              <text:p text:style-name="P5">Introducción a las Bases de Datos </text:p>
            </text:list-item>
            <text:list-item>
              <text:p text:style-name="P5">Algoritmos y Estructuras de Datos </text:p>
            </text:list-item>
            <text:list-item>
              <text:p text:style-name="P5">Orientación a Objetos 1 </text:p>
            </text:list-item>
            <text:list-item>
              <text:p text:style-name="P5">Seminario de Lenguajes </text:p>
            </text:list-item>
            <text:list-item>
              <text:p text:style-name="P5">Introducción a los Sistemas Operativos </text:p>
            </text:list-item>
            <text:list-item>
              <text:p text:style-name="P5">Matemática 3 <text:line-break/></text:p>
            </text:list-item>
          </text:list>
        </text:list-item>
        <text:list-item>
          <text:p text:style-name="P6"><text:span text:style-name="T1">Tercer año:</text:span> </text:p>
          <text:list>
            <text:list-item>
              <text:p text:style-name="P6">Programación Concurrente </text:p>
            </text:list-item>
            <text:list-item>
              <text:p text:style-name="P6">Ingeniería de Software 2 </text:p>
            </text:list-item>
            <text:list-item>
              <text:p text:style-name="P6">Conceptos y Paradigmas de Lenguajes de Programación </text:p>
            </text:list-item>
            <text:list-item>
              <text:p text:style-name="P6">Orientación a Objetos 2 </text:p>
            </text:list-item>
            <text:list-item>
              <text:p text:style-name="P6">Redes y comunicaciones </text:p>
            </text:list-item>
            <text:list-item>
              <text:p text:style-name="P6">Sistemas y organizaciones </text:p>
            </text:list-item>
            <text:list-item>
              <text:p text:style-name="P6">Bases de Datos 1 </text:p>
            </text:list-item>
            <text:list-item>
              <text:p text:style-name="P6">Proyecto de software <text:line-break/></text:p>
            </text:list-item>
          </text:list>
        </text:list-item>
        <text:list-item>
          <text:p text:style-name="P6"><text:span text:style-name="T1">Cuarto año:</text:span> </text:p>
          <text:list>
            <text:list-item>
              <text:p text:style-name="P6">Ingeniería de Software 3 </text:p>
            </text:list-item>
            <text:list-item>
              <text:p text:style-name="P6">Bases de Datos 2 </text:p>
            </text:list-item>
            <text:list-item>
              <text:p text:style-name="P6">Fundamentos de Teoría de la computación </text:p>
            </text:list-item>
            <text:list-item>
              <text:p text:style-name="P6">Sistemas operativos </text:p>
            </text:list-item>
            <text:list-item>
              <text:p text:style-name="P6">Desarrollo de software en Sistemas Distribuidos </text:p>
            </text:list-item>
            <text:list-item>
              <text:p text:style-name="P6"><text:span text:style-name="T1">Optativa</text:span> Área Ciencias Básicas. </text:p>
            </text:list-item>
            <text:list-item>
              <text:p text:style-name="P6"><text:span text:style-name="T1">Optativa</text:span> Área Arquitectura, Sistemas </text:p>
            </text:list-item>
            <text:list-item>
              <text:p text:style-name="P6">Operativos y Redes</text:p>
            </text:list-item>
            <text:list-item>
              <text:p text:style-name="P6"><text:span text:style-name="T1">Optativa</text:span> área logaritmos y lenguajes <text:line-break/></text:p>
              <text:p text:style-name="P6"><text:line-break/></text:p>
            </text:list-item>
          </text:list>
        </text:list-item>
        <text:list-item>
          <text:p text:style-name="P6"><text:soft-page-break/><text:span text:style-name="T1">Quinto año:</text:span> </text:p>
          <text:list>
            <text:list-item>
              <text:p text:style-name="P6">Política y Gestión <text:span text:style-name="T3">de la Ciencia</text:span></text:p>
            </text:list-item>
            <text:list-item>
              <text:p text:style-name="P6"><text:span text:style-name="T3">A</text:span>spectos legales y profesionales de informática </text:p>
            </text:list-item>
            <text:list-item>
              <text:p text:style-name="P6">Nuevos Escenarios </text:p>
            </text:list-item>
            <text:list-item>
              <text:p text:style-name="P6">Optativa Área Ingeniería de Software y Bases de Datos </text:p>
            </text:list-item>
            <text:list-item>
              <text:p text:style-name="P6">Trabajo Final de la Licenciatura </text:p>
            </text:list-item>
          </text:list>
        </text:list-item>
      </text:list>
      <text:p text:style-name="P3"/>
      <text:p text:style-name="P10"><text:span text:style-name="T2">B)</text:span><text:span text:style-name="T4"> </text:span><text:span text:style-name="T6">En el estatuto de la UNLa se habla de que tiene como objetivo contribuir a la sociedad mediante la educación e innovaciones científico-tecnológicas, </text:span><text:span text:style-name="T7">de esta manera mejorando el desarrollo de la sociedad. </text:span><text:span text:style-name="T8">Ademas de esto promueve la corresponsabilidad de todos los miembros de la comunidad universitaria, causando que sea una universidad comprometida a su comunidad. </text:span><text:span text:style-name="T9">Todo esto se puede ver reflejado en el plan de estudios de la licenciatura en sistemas, especialmente en la fundamentación donde se explica como los sistemas y la computación se utilizan para todo tipo de trabajos. Por esto mismo se cree adecuado como deber a la comunidad proveer conocimiento del tem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8T15:45:53.083000000</meta:creation-date>
    <dc:date>2023-02-11T22:16:10.675000000</dc:date>
    <meta:editing-duration>PT4H22M6S</meta:editing-duration>
    <meta:editing-cycles>15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47" meta:word-count="326" meta:character-count="1954" meta:non-whitespace-character-count="1672"/>
  </office:meta>
</office:document-meta>
</file>